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24pt" style:font-size-asian="24pt" style:font-size-complex="24pt"/>
    </style:style>
    <style:style style:name="P2" style:family="paragraph" style:parent-style-name="Text_20_body">
      <style:text-properties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20pt" officeooo:rsid="000428c4" officeooo:paragraph-rsid="000428c4" style:font-size-asian="20pt" style:font-size-complex="20pt"/>
    </style:style>
    <style:style style:name="P4" style:family="paragraph" style:parent-style-name="Text_20_body">
      <style:paragraph-properties fo:text-align="center" style:justify-single-word="false"/>
      <style:text-properties fo:font-size="20pt" officeooo:rsid="000428c4" officeooo:paragraph-rsid="000490e3" style:font-size-asian="20pt" style:font-size-complex="20pt"/>
    </style:style>
    <style:style style:name="P5" style:family="paragraph" style:parent-style-name="Text_20_body">
      <style:text-properties fo:font-size="20pt" fo:font-style="normal" fo:font-weight="bold" officeooo:rsid="000490e3" officeooo:paragraph-rsid="000490e3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Text_20_body">
      <style:text-properties fo:font-size="14pt" style:font-size-asian="12.25pt" style:font-size-complex="14pt"/>
    </style:style>
    <style:style style:name="P7" style:family="paragraph" style:parent-style-name="Text_20_body">
      <style:text-properties fo:font-size="14pt" fo:font-style="normal" fo:font-weight="normal" officeooo:rsid="000490e3" officeooo:paragraph-rsid="000490e3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text-properties fo:font-size="14pt" fo:font-style="normal" fo:font-weight="normal" officeooo:rsid="000490e3" officeooo:paragraph-rsid="0004d5b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text-properties fo:font-size="14pt" fo:font-style="normal" fo:font-weight="normal" officeooo:rsid="0004d5b7" officeooo:paragraph-rsid="0004d5b7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text-properties fo:font-size="14pt" fo:font-weight="normal" officeooo:rsid="0006d408" officeooo:paragraph-rsid="0004d5b7" style:font-size-asian="12.25pt" style:font-weight-asian="normal" style:font-size-complex="14pt" style:font-weight-complex="normal"/>
    </style:style>
    <style:style style:name="P11" style:family="paragraph" style:parent-style-name="Text_20_body">
      <style:text-properties fo:font-size="18pt" fo:font-weight="bold" officeooo:rsid="0004d5b7" officeooo:paragraph-rsid="0004d5b7" style:font-size-asian="18pt" style:font-weight-asian="bold" style:font-size-complex="18pt" style:font-weight-complex="bold"/>
    </style:style>
    <style:style style:name="P12" style:family="paragraph" style:parent-style-name="Footer">
      <style:text-properties officeooo:rsid="00023237" officeooo:paragraph-rsid="00023237"/>
    </style:style>
    <style:style style:name="P13" style:family="paragraph" style:parent-style-name="Title">
      <style:text-properties fo:font-size="24pt" style:font-size-asian="24pt" style:font-size-complex="24pt"/>
    </style:style>
    <style:style style:name="P14" style:family="paragraph" style:parent-style-name="Title">
      <style:text-properties fo:font-size="24pt" officeooo:rsid="000428c4" officeooo:paragraph-rsid="000428c4" style:font-size-asian="24pt" style:font-size-complex="24pt"/>
    </style:style>
    <style:style style:name="P15" style:family="paragraph" style:parent-style-name="Title">
      <style:text-properties fo:font-size="22pt" style:font-size-asian="22pt" style:font-size-complex="22pt"/>
    </style:style>
    <style:style style:name="T1" style:family="text">
      <style:text-properties officeooo:rsid="0004d5b7"/>
    </style:style>
    <style:style style:name="T2" style:family="text">
      <style:text-properties officeooo:rsid="0006d4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getto - Linguaggi Dinamici</text:p>
      <text:p text:style-name="P13"/>
      <text:p text:style-name="P1"/>
      <text:p text:style-name="P15">Compressore Lempel Ziv Welch in python3</text:p>
      <text:p text:style-name="P2"/>
      <text:p text:style-name="P2"/>
      <text:p text:style-name="P1"/>
      <text:p text:style-name="P4">Sedoni Enrico</text:p>
      <text:p text:style-name="P4"><text:s/></text:p>
      <text:p text:style-name="P3">matr: 108801</text:p>
      <text:p text:style-name="P3"/>
      <text:p text:style-name="P3">a.a 2018/2019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5"><text:soft-page-break/>Specifiche progetto</text:p>
      <text:p text:style-name="P7"/>
      <text:p text:style-name="P8">Fornire l’implementazione in python dell’algoritmo di compressione lossless <text:span text:style-name="T1">ideato da</text:span> <text:span text:style-name="T1">Lempel Ziv nella versione fornita da Welch.</text:span></text:p>
      <text:p text:style-name="P8"><text:span text:style-name="T1"><text:s/></text:span></text:p>
      <text:p text:style-name="P7">La sinossi dei comandi da implementare (ridotta rispetto a quella di compress/uncompress di Unix/Linux <text:span text:style-name="T1">per semplificazione</text:span>) è la seguente:</text:p>
      <text:p text:style-name="P7"><text:tab/>compress [ -v ] [ -r ] [file ...]</text:p>
      <text:p text:style-name="P7"><text:tab/>uncompress [-r] [file …]</text:p>
      <text:p text:style-name="P9">opzioni:</text:p>
      <text:p text:style-name="P9"><text:tab/>-v: <text:s/>modalità verbose, deve restituire la percentuale di spazio risparmiato con la <text:tab/> <text:s text:c="5"/>compressione</text:p>
      <text:p text:style-name="P9"><text:tab/>-r: modalità di operamento ricorsiva, nel caso in cui uno o più file siano <text:tab/> <text:s text:c="3"/><text:tab/> <text:s text:c="4"/>direcotory, <text:span text:style-name="T2">i</text:span> programmi devono scendere nelle directory e <text:s text:c="6"/><text:tab/> <text:s text:c="9"/><text:tab/><text:tab/> <text:s text:c="4"/>comprimere/decomprimere I file</text:p>
      <text:p text:style-name="P1"/>
      <text:p text:style-name="P10"/>
      <text:p text:style-name="P11"/>
      <text:p text:style-name="P11"/>
      <text:p text:style-name="P11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3237" officeooo:paragraph-rsid="0002323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ogetto linguaggi dinamici – Sedoni Enrico. Mat: 108801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1:26:50.043903183</meta:creation-date>
    <meta:generator>LibreOffice/6.1.4.2$Linux_X86_64 LibreOffice_project/10$Build-2</meta:generator>
    <dc:date>2019-02-25T12:05:36.274263973</dc:date>
    <meta:editing-duration>PT16M31S</meta:editing-duration>
    <meta:editing-cycles>3</meta:editing-cycles>
    <meta:document-statistic meta:table-count="0" meta:image-count="0" meta:object-count="0" meta:page-count="2" meta:paragraph-count="16" meta:word-count="114" meta:character-count="821" meta:non-whitespace-character-count="671"/>
  </office:meta>
</office:document-meta>
</file>